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761ec"/>
    </style:style>
    <style:style style:name="P8" style:family="paragraph" style:parent-style-name="Text_20_body">
      <style:text-properties officeooo:rsid="00597de7" officeooo:paragraph-rsid="0072e5bd"/>
    </style:style>
    <style:style style:name="P9" style:family="paragraph" style:parent-style-name="Text_20_body">
      <style:text-properties officeooo:rsid="00552f1e" officeooo:paragraph-rsid="005e365e"/>
    </style:style>
    <style:style style:name="P10" style:family="paragraph" style:parent-style-name="Text_20_body">
      <style:text-properties officeooo:rsid="005edef3" officeooo:paragraph-rsid="005e365e"/>
    </style:style>
    <style:style style:name="P11" style:family="paragraph" style:parent-style-name="Text_20_body">
      <style:text-properties officeooo:rsid="005dab6b" officeooo:paragraph-rsid="005e365e"/>
    </style:style>
    <style:style style:name="P12" style:family="paragraph" style:parent-style-name="Text_20_body">
      <style:text-properties officeooo:rsid="00624410" officeooo:paragraph-rsid="006761ec"/>
    </style:style>
    <style:style style:name="P13" style:family="paragraph" style:parent-style-name="Text_20_body">
      <style:text-properties officeooo:rsid="0063d15a" officeooo:paragraph-rsid="00683a7c"/>
    </style:style>
    <style:style style:name="P14" style:family="paragraph" style:parent-style-name="Text_20_body">
      <style:text-properties officeooo:rsid="0065aef3" officeooo:paragraph-rsid="0069124c"/>
    </style:style>
    <style:style style:name="P15" style:family="paragraph" style:parent-style-name="Text_20_body">
      <style:text-properties officeooo:rsid="005e365e" officeooo:paragraph-rsid="005e365e"/>
    </style:style>
    <style:style style:name="P16" style:family="paragraph" style:parent-style-name="Text_20_body">
      <style:text-properties officeooo:rsid="00607a95" officeooo:paragraph-rsid="0061d451"/>
    </style:style>
    <style:style style:name="P17" style:family="paragraph" style:parent-style-name="Text_20_body">
      <style:text-properties officeooo:rsid="0061d451" officeooo:paragraph-rsid="0061d451"/>
    </style:style>
    <style:style style:name="P18" style:family="paragraph" style:parent-style-name="DocText">
      <style:text-properties style:text-position="0% 100%" style:font-name="Garamond" officeooo:rsid="00624410" officeooo:paragraph-rsid="006761ec"/>
    </style:style>
    <style:style style:name="P19" style:family="paragraph" style:parent-style-name="DocText">
      <style:text-properties style:text-position="0% 100%" style:font-name="Garamond" officeooo:rsid="00644f63" officeooo:paragraph-rsid="00683a7c"/>
    </style:style>
    <style:style style:name="P20" style:family="paragraph" style:parent-style-name="DocText">
      <style:text-properties officeooo:paragraph-rsid="00700ce1"/>
    </style:style>
    <style:style style:name="P21" style:family="paragraph" style:parent-style-name="DocEquation">
      <style:text-properties officeooo:paragraph-rsid="005e365e"/>
    </style:style>
    <style:style style:name="P22" style:family="paragraph" style:parent-style-name="DocEquation">
      <style:text-properties officeooo:paragraph-rsid="006761ec"/>
    </style:style>
    <style:style style:name="P23" style:family="paragraph" style:parent-style-name="DocEquation">
      <style:text-properties officeooo:paragraph-rsid="00683a7c"/>
    </style:style>
    <style:style style:name="P24" style:family="paragraph" style:parent-style-name="DocEquation">
      <style:text-properties officeooo:paragraph-rsid="0069124c"/>
    </style:style>
    <style:style style:name="P25" style:family="paragraph" style:parent-style-name="DocVariableDef">
      <style:text-properties officeooo:rsid="005edef3" officeooo:paragraph-rsid="005e365e"/>
    </style:style>
    <style:style style:name="P26" style:family="paragraph" style:parent-style-name="DocVariableDef">
      <style:text-properties officeooo:rsid="005edef3" officeooo:paragraph-rsid="0069124c"/>
    </style:style>
    <style:style style:name="P27" style:family="paragraph" style:parent-style-name="DocVariableDef">
      <style:text-properties style:text-position="0% 100%" style:font-name="Garamond" officeooo:rsid="0063d15a" officeooo:paragraph-rsid="006761ec"/>
    </style:style>
    <style:style style:name="P28" style:family="paragraph" style:parent-style-name="DocVariableDef">
      <style:text-properties style:text-position="0% 100%" style:font-name="Garamond" officeooo:rsid="0063d15a" officeooo:paragraph-rsid="00683a7c"/>
    </style:style>
    <style:style style:name="P29" style:family="paragraph" style:parent-style-name="DocVariableDef">
      <style:text-properties style:text-position="0% 100%" style:font-name="Garamond" officeooo:rsid="0065aef3" officeooo:paragraph-rsid="00683a7c"/>
    </style:style>
    <style:style style:name="P30" style:family="paragraph" style:parent-style-name="DocVariableDef">
      <style:text-properties style:text-position="0% 100%" style:font-name="Garamond" officeooo:rsid="006aff34" officeooo:paragraph-rsid="006c898f"/>
    </style:style>
    <style:style style:name="P31" style:family="paragraph" style:parent-style-name="DocVariableDef">
      <style:text-properties officeooo:rsid="00624410" officeooo:paragraph-rsid="006761ec"/>
    </style:style>
    <style:style style:name="P32" style:family="paragraph" style:parent-style-name="DocVariableDef">
      <style:text-properties officeooo:rsid="0065eb3d" officeooo:paragraph-rsid="0069124c"/>
    </style:style>
    <style:style style:name="P33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83a7c"/>
    </style:style>
    <style:style style:name="P34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83a7c"/>
    </style:style>
    <style:style style:name="P35" style:family="paragraph" style:parent-style-name="DocNote">
      <style:text-properties style:text-position="0% 100%" style:font-name="Garamond" officeooo:rsid="00607c83" officeooo:paragraph-rsid="006761ec"/>
    </style:style>
    <style:style style:name="P36" style:family="paragraph" style:parent-style-name="DocWarning">
      <style:text-properties style:text-position="0% 100%" style:font-name="Garamond" officeooo:rsid="006761ec" officeooo:paragraph-rsid="006761ec"/>
    </style:style>
    <style:style style:name="P37" style:family="paragraph" style:parent-style-name="DocHeading3">
      <style:text-properties officeooo:rsid="00597de7" officeooo:paragraph-rsid="00597de7"/>
    </style:style>
    <style:style style:name="P38" style:family="paragraph" style:parent-style-name="DocHeading2">
      <style:text-properties officeooo:rsid="00552f1e" officeooo:paragraph-rsid="00552f1e"/>
    </style:style>
    <style:style style:name="P39" style:family="paragraph" style:parent-style-name="DocHeading2">
      <style:text-properties officeooo:rsid="00647331" officeooo:paragraph-rsid="00740fad"/>
    </style:style>
    <style:style style:name="P40" style:family="paragraph" style:parent-style-name="DocHeading2">
      <style:text-properties officeooo:rsid="00585851" officeooo:paragraph-rsid="00585851"/>
    </style:style>
    <style:style style:name="P41" style:family="paragraph" style:parent-style-name="DocHeading2">
      <style:text-properties officeooo:paragraph-rsid="00740fad"/>
    </style:style>
    <style:style style:name="P42" style:family="paragraph" style:parent-style-name="DocHeading1">
      <style:text-properties officeooo:rsid="00552f1e" officeooo:paragraph-rsid="00552f1e"/>
    </style:style>
    <style:style style:name="P43" style:family="paragraph" style:parent-style-name="DocHeading1">
      <style:text-properties officeooo:rsid="0057c3fb" officeooo:paragraph-rsid="0057c3fb"/>
    </style:style>
    <style:style style:name="P44" style:family="paragraph" style:parent-style-name="DocHeading1">
      <style:text-properties officeooo:rsid="00585851" officeooo:paragraph-rsid="00585851"/>
    </style:style>
    <style:style style:name="P45" style:family="paragraph" style:parent-style-name="DocText">
      <style:text-properties officeooo:paragraph-rsid="00740fad"/>
    </style:style>
    <style:style style:name="P46" style:family="paragraph" style:parent-style-name="DocVariableDef">
      <style:text-properties style:text-position="0% 100%" style:font-name="Garamond" officeooo:rsid="006aff34" officeooo:paragraph-rsid="00740fad"/>
    </style:style>
    <style:style style:name="P47" style:family="paragraph" style:parent-style-name="DocVariableDef">
      <style:text-properties officeooo:paragraph-rsid="00740fad"/>
    </style:style>
    <style:style style:name="P48" style:family="paragraph" style:parent-style-name="DocVariableDef">
      <style:text-properties officeooo:paragraph-rsid="006761ec"/>
    </style:style>
    <style:style style:name="P49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740fad"/>
    </style:style>
    <style:style style:name="P50" style:family="paragraph" style:parent-style-name="DocEquation">
      <style:text-properties officeooo:paragraph-rsid="00740fad"/>
    </style:style>
    <style:style style:name="P51" style:family="paragraph" style:parent-style-name="DocEquation">
      <style:text-properties officeooo:rsid="00647331" officeooo:paragraph-rsid="00740fad"/>
    </style:style>
    <style:style style:name="P5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53" style:family="paragraph" style:parent-style-name="Text_20_body" style:list-style-name="L1">
      <style:text-properties officeooo:rsid="005e365e" officeooo:paragraph-rsid="005e365e"/>
    </style:style>
    <style:style style:name="P54" style:family="paragraph" style:parent-style-name="Text_20_body" style:list-style-name="L2">
      <style:text-properties officeooo:rsid="005e365e" officeooo:paragraph-rsid="005e365e"/>
    </style:style>
    <style:style style:name="P55" style:family="paragraph" style:parent-style-name="Text_20_body">
      <style:text-properties officeooo:rsid="005e365e" officeooo:paragraph-rsid="005e365e"/>
    </style:style>
    <style:style style:name="P56" style:family="paragraph" style:parent-style-name="Text_20_body">
      <style:text-properties officeooo:rsid="005e365e" officeooo:paragraph-rsid="00740fad"/>
    </style:style>
    <style:style style:name="P57" style:family="paragraph" style:parent-style-name="Text_20_body" style:list-style-name="L1">
      <style:text-properties officeooo:rsid="00607a95" officeooo:paragraph-rsid="00607a95"/>
    </style:style>
    <style:style style:name="P58" style:family="paragraph" style:parent-style-name="Text_20_body" style:list-style-name="L1">
      <style:text-properties officeooo:rsid="006403f5" officeooo:paragraph-rsid="006403f5"/>
    </style:style>
    <style:style style:name="P59" style:family="paragraph" style:parent-style-name="Text_20_body" style:list-style-name="L2">
      <style:text-properties officeooo:rsid="005edef3" officeooo:paragraph-rsid="005e365e"/>
    </style:style>
    <style:style style:name="P60" style:family="paragraph" style:parent-style-name="Text_20_body">
      <style:text-properties officeooo:rsid="00647331" officeooo:paragraph-rsid="00740fad"/>
    </style:style>
    <style:style style:name="P61" style:family="paragraph" style:parent-style-name="Text_20_body">
      <style:text-properties officeooo:paragraph-rsid="00740fa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365e"/>
    </style:style>
    <style:style style:name="T8" style:family="text">
      <style:text-properties officeooo:rsid="005edef3"/>
    </style:style>
    <style:style style:name="T9" style:family="text">
      <style:text-properties officeooo:rsid="005fea62"/>
    </style:style>
    <style:style style:name="T10" style:family="text">
      <style:text-properties style:text-position="sub 58%" style:font-name="Garamond" officeooo:rsid="00624410"/>
    </style:style>
    <style:style style:name="T11" style:family="text">
      <style:text-properties style:text-position="sub 58%" style:font-name="Garamond" officeooo:rsid="0065aef3"/>
    </style:style>
    <style:style style:name="T12" style:family="text">
      <style:text-properties style:text-position="sub 58%" style:font-name="Garamond" officeooo:rsid="00740fad"/>
    </style:style>
    <style:style style:name="T13" style:family="text">
      <style:text-properties style:text-position="sub 58%" officeooo:rsid="00740fad"/>
    </style:style>
    <style:style style:name="T14" style:family="text">
      <style:text-properties style:text-position="sub 58%" style:text-underline-style="solid" style:text-underline-width="auto" style:text-underline-color="font-color" officeooo:rsid="00740fad"/>
    </style:style>
    <style:style style:name="T15" style:family="text">
      <style:text-properties style:text-position="0% 100%" style:font-name="Garamond1" officeooo:rsid="0065aef3"/>
    </style:style>
    <style:style style:name="T16" style:family="text">
      <style:text-properties style:text-position="0% 100%" style:font-name="Garamond" officeooo:rsid="00624410"/>
    </style:style>
    <style:style style:name="T17" style:family="text">
      <style:text-properties style:text-position="0% 100%" style:font-name="Garamond" officeooo:rsid="0065aef3"/>
    </style:style>
    <style:style style:name="T18" style:family="text">
      <style:text-properties style:text-position="0% 100%" style:font-name="Garamond" officeooo:rsid="00644f63"/>
    </style:style>
    <style:style style:name="T19" style:family="text">
      <style:text-properties style:text-position="0% 100%" style:font-name="Garamond" officeooo:rsid="006b9090"/>
    </style:style>
    <style:style style:name="T20" style:family="text">
      <style:text-properties style:text-position="0% 100%" style:font-name="Garamond" officeooo:rsid="006cae6d"/>
    </style:style>
    <style:style style:name="T21" style:family="text">
      <style:text-properties style:text-position="0% 100%" style:font-name="Garamond" officeooo:rsid="006fc600"/>
    </style:style>
    <style:style style:name="T22" style:family="text">
      <style:text-properties style:text-position="0% 100%" style:font-name="Garamond" officeooo:rsid="007066c8"/>
    </style:style>
    <style:style style:name="T23" style:family="text">
      <style:text-properties style:text-position="0% 100%" style:font-name="Garamond" officeooo:rsid="0072e5bd"/>
    </style:style>
    <style:style style:name="T24" style:family="text">
      <style:text-properties style:text-position="0% 100%" style:font-name="Garamond" officeooo:rsid="00740fad"/>
    </style:style>
    <style:style style:name="T25" style:family="text">
      <style:text-properties style:text-position="0% 100%" style:font-name="Garamond" officeooo:rsid="007410b5"/>
    </style:style>
    <style:style style:name="T26" style:family="text">
      <style:text-properties style:text-position="0% 100%" officeooo:rsid="0072e5bd"/>
    </style:style>
    <style:style style:name="T27" style:family="text">
      <style:text-properties style:text-position="0% 100%" officeooo:rsid="00740fad"/>
    </style:style>
    <style:style style:name="T28" style:family="text">
      <style:text-properties style:text-position="0% 100%" style:text-underline-style="solid" style:text-underline-width="auto" style:text-underline-color="font-color" officeooo:rsid="00740fad"/>
    </style:style>
    <style:style style:name="T29" style:family="text">
      <style:text-properties officeooo:rsid="006761ec"/>
    </style:style>
    <style:style style:name="T30" style:family="text">
      <style:text-properties style:font-name="Garamond1" officeooo:rsid="00624410"/>
    </style:style>
    <style:style style:name="T31" style:family="text">
      <style:text-properties officeooo:rsid="00624410"/>
    </style:style>
    <style:style style:name="T32" style:family="text">
      <style:text-properties officeooo:rsid="0066c268"/>
    </style:style>
    <style:style style:name="T33" style:family="text">
      <style:text-properties officeooo:rsid="006ad02c"/>
    </style:style>
    <style:style style:name="T34" style:family="text">
      <style:text-properties officeooo:rsid="00683a7c"/>
    </style:style>
    <style:style style:name="T35" style:family="text">
      <style:text-properties officeooo:rsid="0063d15a"/>
    </style:style>
    <style:style style:name="T36" style:family="text">
      <style:text-properties officeooo:rsid="0065aef3"/>
    </style:style>
    <style:style style:name="T37" style:family="text">
      <style:text-properties officeooo:rsid="006a6ff1"/>
    </style:style>
    <style:style style:name="T38" style:family="text">
      <style:text-properties officeooo:rsid="006b9090"/>
    </style:style>
    <style:style style:name="T39" style:family="text">
      <style:text-properties officeooo:rsid="006c898f"/>
    </style:style>
    <style:style style:name="T40" style:family="text">
      <style:text-properties officeooo:rsid="006cae6d"/>
    </style:style>
    <style:style style:name="T41" style:family="text">
      <style:text-properties officeooo:rsid="0072e5bd"/>
    </style:style>
    <style:style style:name="T42" style:family="text">
      <style:text-properties style:text-position="super 58%" officeooo:rsid="0072e5bd"/>
    </style:style>
    <style:style style:name="T43" style:family="text">
      <style:text-properties officeooo:rsid="00740fad"/>
    </style:style>
    <style:style style:name="T44" style:family="text">
      <style:text-properties style:text-underline-style="solid" style:text-underline-width="auto" style:text-underline-color="font-color" officeooo:rsid="00740fa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2"><text:title>Local Design Acceleration</text:title></text:p>
      <text:h text:style-name="P42" text:outline-level="1">Result</text:h>
      <text:p text:style-name="P15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9"><text:span text:style-name="T9">When oFreq calculates the output, it </text:span><text:span text:style-name="T7">accounts for relative phase angles between all the body motions. <text:s/></text:span><text:span text:style-name="T9">The phase angles for body motions change depending on body encounter frequency. <text:s/>Because of this, the local solution is a linear function with respect to its physical position on the body, but non-linear with body en</text:span><text:span text:style-name="T37">c</text:span><text:span text:style-name="T9">ounter frequency.</text:span></text:p>
      <text:p text:style-name="P15">First, oFreq calculates the local motion at the point specified, and then it calculates the <text:span text:style-name="T41">acceleration </text:span>of the solution at that point. <text:s/></text:p>
      <text:p text:style-name="P56"><text:span text:style-name="T43">For the design acceleration, oFreq also includes the acceleration from static gravity at extreme motions (static acceleration). <text:s/>The design acceleration accounts for the phase angles between static acceleration and dynamic acceleration.</text:span></text:p>
      <text:h text:style-name="P38" text:outline-level="2">Units of Measurement</text:h>
      <text:p text:style-name="P11">The units of measurement <text:span text:style-name="T41">are meters per second squared (m/s</text:span><text:span text:style-name="T42">2</text:span><text:span text:style-name="T26">).</text:span></text:p>
      <text:p text:style-name="P11"><draw:frame draw:style-name="fr1" draw:name="Object1" text:anchor-type="as-char" svg:width="0.8819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1"><text:span text:style-name="T8">Equation </text:span><text:span text:style-name="T8"><text:sequence text:ref-name="refEquation0" text:name="Equation" text:formula="ooow:Equation+1" style:num-format="1">1.1</text:sequence></text:span></text:p>
      <text:p text:style-name="P25">Variables:</text:p>
      <text:p text:style-name="P25"><text:span text:style-name="T7">m</text:span> = <text:tab/><text:span text:style-name="T7">Units of meters (m).</text:span></text:p>
      <text:p text:style-name="P25">s = <text:tab/>Units of seconds (s).</text:p>
      <text:h text:style-name="P42" text:outline-level="1">Assumptions / <text:span text:style-name="T4">Limitations</text:span></text:h>
      <text:p text:style-name="P15">This output makes the following assumptions.</text:p>
      <text:list xml:id="list1766331172" text:style-name="L1">
        <text:list-item>
          <text:p text:style-name="P53">This outputs assumes rigid body motion.</text:p>
        </text:list-item>
        <text:list-item>
          <text:p text:style-name="P53">This output assumes an oscillatory motion at a steady state value. <text:s/>Transient effects are ignored.</text:p>
        </text:list-item>
        <text:list-item>
          <text:p text:style-name="P57"><text:soft-page-break/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58">Body motions are defined from the origin of the body coordinate system.</text:p>
        </text:list-item>
        <text:list-item>
          <text:p text:style-name="P58">The coordinates of the local point of output are known and resolved within the body coordinate system.</text:p>
        </text:list-item>
      </text:list>
      <text:h text:style-name="P43" text:outline-level="1"><text:span text:style-name="T3">Variable</text:span> Dependencies</text:h>
      <text:p text:style-name="P10">This output depends on the following variables.</text:p>
      <text:list xml:id="list13386473341" text:style-name="L2">
        <text:list-item>
          <text:p text:style-name="P59">Body encounter frequency.</text:p>
        </text:list-item>
        <text:list-item>
          <text:p text:style-name="P59">Global wave direction.</text:p>
        </text:list-item>
        <text:list-item>
          <text:p text:style-name="P59">Body heading.</text:p>
        </text:list-item>
        <text:list-item>
          <text:p text:style-name="P59">All the body input forces</text:p>
        </text:list-item>
        <text:list-item>
          <text:p text:style-name="P59">Global wave spectrum</text:p>
        </text:list-item>
        <text:list-item>
          <text:p text:style-name="P54">Position specified for the local solution.</text:p>
        </text:list-item>
      </text:list>
      <text:h text:style-name="P42" text:outline-level="1">Derivation</text:h>
      <text:h text:style-name="P39" text:outline-level="2"><text:span text:style-name="T43">Dynamic Acceleration Calculation</text:span></text:h>
      <text:p text:style-name="P61"><text:span text:style-name="T43">oFreq first calculates the dynamic acceleration at the local point specified. <text:s/>This used the methods described in T04-0050.0023. <text:s/>It produced the following three variables for local linear acceleration for any specified point on the body.</text:span></text:p>
      <text:p text:style-name="P61"><text:span text:style-name="T43"><text:sequence-ref text:reference-format="category-and-value" text:ref-name="refEquation5">Equation 4.1</text:sequence-ref></text:span><text:span text:style-name="T43"> gives the dynamic acceleration along the X-axis, in the body coordinate system.</text:span></text:p>
      <text:p text:style-name="P61"><text:span text:style-name="T43"><draw:frame draw:style-name="fr2" draw:name="Object15" text:anchor-type="as-char" svg:y="0in" svg:width="0.4543in" svg:height="0.4661in" draw:z-index="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DocEquation"><text:span text:style-name="T43">Equation </text:span><text:span text:style-name="T43"><text:sequence text:ref-name="refEquation5" text:name="Equation" text:formula="ooow:Equation+1" style:num-format="1">4.1</text:sequence></text:span></text:p>
      <text:p text:style-name="P61"><text:span text:style-name="T43"><text:sequence-ref text:reference-format="category-and-value" text:ref-name="refEquation11">Error: Reference source not found</text:sequence-ref></text:span><text:span text:style-name="T43"> gives the dynamic acceleration along the Y-axis, in the body coordinate system.</text:span></text:p>
      <text:p text:style-name="P61"><text:span text:style-name="T43"><draw:frame draw:style-name="fr2" draw:name="Object16" text:anchor-type="as-char" svg:y="0in" svg:width="0.4583in" svg:height="0.466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0"><text:span text:style-name="T43">Equation </text:span><text:span text:style-name="T43"><text:sequence text:ref-name="refEquation6" text:name="Equation" text:formula="ooow:Equation+1" style:num-format="1">4.2</text:sequence></text:span></text:p>
      <text:p text:style-name="P61"><text:span text:style-name="T43"><text:sequence-ref text:reference-format="category-and-value" text:ref-name="refEquation12">Error: Reference source not found</text:sequence-ref></text:span><text:span text:style-name="T43"> gives the dynamic acceleration along the Z-axis, in the body coordinate </text:span><text:soft-page-break/><text:span text:style-name="T43">system.</text:span></text:p>
      <text:p text:style-name="P61"><text:span text:style-name="T43"><draw:frame draw:style-name="fr2" draw:name="Object17" text:anchor-type="as-char" svg:y="0in" svg:width="0.4484in" svg:height="0.4661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50"><text:span text:style-name="T43">Equation </text:span><text:span text:style-name="T43"><text:sequence text:ref-name="refEquation7" text:name="Equation" text:formula="ooow:Equation+1" style:num-format="1">4.3</text:sequence></text:span></text:p>
      <text:p text:style-name="P45"><text:span text:style-name="T43">All variables were complex variables.</text:span></text:p>
      <text:h text:style-name="P41" text:outline-level="2"><text:span text:style-name="T43">Static Acceleration Calculation</text:span></text:h>
      <text:p text:style-name="P60"><text:span text:style-name="T43">The static acceleration was calculated using the methods described in T04-0050.0014. <text:s/>The following variables were defined.</text:span></text:p>
      <text:p text:style-name="DocVariableDef"><text:span text:style-name="T43">Variables:</text:span></text:p>
      <text:p text:style-name="DocVariableDef"><text:span text:style-name="T44">a</text:span><text:span text:style-name="T14">x</text:span><text:span text:style-name="T27"> = <text:tab/>Maximum static acceleration in the X-axis, body coordinate system.</text:span></text:p>
      <text:p text:style-name="DocVariableDef"><text:span text:style-name="T28">a</text:span><text:span text:style-name="T14">y</text:span><text:span text:style-name="T27"> = <text:tab/>Maximum static acceleration in the Y-axis, body coordinate system.</text:span></text:p>
      <text:p text:style-name="DocVariableDef"><text:span text:style-name="T28">a</text:span><text:span text:style-name="T14">z</text:span><text:span text:style-name="T27"> = <text:tab/>Minimum static acceleration in the Z-axis, body coordinate system.</text:span></text:p>
      <text:p text:style-name="DocVariableDef"><text:span text:style-name="T27">underline notation denotes complex variables.</text:span></text:p>
      <text:p text:style-name="DocText"><text:span text:style-name="T27"/></text:p>
      <text:h text:style-name="P41" text:outline-level="2"><text:span text:style-name="T27">Combined Design Acceleration</text:span></text:h>
      <text:p text:style-name="P61"><text:span text:style-name="T27">The static and dynamic acceleration were combined to yield the final design acceleration.</text:span></text:p>
      <text:p text:style-name="P61"><text:span text:style-name="T27"><text:sequence-ref text:reference-format="category-and-value" text:ref-name="refEquation13">Error: Reference source not found</text:sequence-ref></text:span><text:span text:style-name="T27"> gives the design acceleration in the X-axis, body coordinate system.</text:span></text:p>
      <text:p text:style-name="P61"><text:span text:style-name="T27"><draw:frame draw:style-name="fr3" draw:name="Object18" text:anchor-type="as-char" svg:width="1.0571in" svg:height="0.4654in" draw:z-index="9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DocEquation"><text:span text:style-name="T27">Equation </text:span><text:span text:style-name="T27"><text:sequence text:ref-name="refEquation8" text:name="Equation" text:formula="ooow:Equation+1" style:num-format="1">4.4</text:sequence></text:span></text:p>
      <text:p text:style-name="P61"><text:span text:style-name="T27"><text:sequence-ref text:reference-format="category-and-value" text:ref-name="refEquation14">Error: Reference source not found</text:sequence-ref></text:span><text:span text:style-name="T27"> gives the design acceleration in the Y-axis, body coordinate system.</text:span></text:p>
      <text:p text:style-name="P61"><text:span text:style-name="T27"><draw:frame draw:style-name="fr3" draw:name="Object19" text:anchor-type="as-char" svg:width="1.0902in" svg:height="0.4661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50"><text:span text:style-name="T27">Equation </text:span><text:span text:style-name="T27"><text:sequence text:ref-name="refEquation9" text:name="Equation" text:formula="ooow:Equation+1" style:num-format="1">4.5</text:sequence></text:span></text:p>
      <text:p text:style-name="P61"><text:span text:style-name="T27"><text:sequence-ref text:reference-format="category-and-value" text:ref-name="refEquation15">Error: Reference source not found</text:sequence-ref></text:span><text:span text:style-name="T27"> gives the design acceleration in the Z-axis, body coordinate system.</text:span></text:p>
      <text:p text:style-name="P61"><text:span text:style-name="T27"><draw:frame draw:style-name="fr3" draw:name="Object20" text:anchor-type="as-char" svg:width="1.0425in" svg:height="0.466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51"><text:span text:style-name="T27">Equation </text:span><text:span text:style-name="T27"><text:sequence text:ref-name="refEquation10" text:name="Equation" text:formula="ooow:Equation+1" style:num-format="1">4.6</text:sequence></text:span></text:p>
      <text:p text:style-name="P35">Although <text:span text:style-name="T41">acceleration </text:span>of <text:span text:style-name="T29">the local solution </text:span><text:span text:style-name="T41">is </text:span>calculated based on body encounter frequency, <text:span text:style-name="T41">it </text:span>can still be compared to the global wave frequency. <text:s/>The dependency is a valid comparison. <text:s/></text:p>
      <text:p text:style-name="P36">But do not extend this concept to the response amplitude operators. <text:s/>The calculation of the RAO depends on the exact encountered wave spectrum and can not be generalized to the global wave frequency.</text:p>
      <text:h text:style-name="P44" text:outline-level="1"><text:soft-page-break/>Application to Custom Motion Models</text:h>
      <text:p text:style-name="P16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17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44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40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37" text:outline-level="3">RAO Normalization</text:h>
      <text:p text:style-name="P7"><text:span text:style-name="T31">For all </text:span><text:span text:style-name="T43">design acceleration </text:span><text:span text:style-name="T34">variables</text:span><text:span text:style-name="T31">, the RAO is normalized based on wave amplitude for the given body encounter spectrum. (</text:span><text:span text:style-name="T31"><text:sequence-ref text:reference-format="category-and-value" text:ref-name="refEquation1">Equation 6.1</text:sequence-ref></text:span><text:span text:style-name="T31">)</text:span></text:p>
      <text:p text:style-name="P7"><text:span text:style-name="T32">The </text:span><text:span text:style-name="T34">original </text:span><text:span text:style-name="T43">design acceleration </text:span><text:span text:style-name="T34">variables </text:span><text:span text:style-name="T32">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3">force</text:span><text:span text:style-name="T32"> might not be accurate to the next situation. <text:s/>So only the magnitude of the RAO is reported. <text:s/>This provided a worst case scenario. <text:s/></text:span></text:p>
      <text:p text:style-name="P7"><text:span text:style-name="T32">In reality, the difference in phase angles mean that the maximum motions never occur at that same time. <text:s/>The real </text:span><text:span text:style-name="T33">motion </text:span><text:span text:style-name="T32">will always be less than the magnitude reported through the RAO. <text:s/>But the exact quantity can not be accurately reported through application of an RAO. <text:s/>The conservative approach was to only </text:span><text:span text:style-name="T32">report the magnitude.</text:span></text:p>
      <text:p text:style-name="P12"><draw:frame draw:style-name="fr1" draw:name="Object7" text:anchor-type="as-char" svg:width="1.2457in" svg:height="0.4634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2"><text:span text:style-name="T31">Equation </text:span><text:span text:style-name="T31"><text:sequence text:ref-name="refEquation1" text:name="Equation" text:formula="ooow:Equation+1" style:num-format="1">6.1</text:sequence></text:span></text:p>
      <text:p text:style-name="P31">Variables:</text:p>
      <text:p text:style-name="P47"><text:soft-page-break/><text:span text:style-name="T43">a</text:span><text:span text:style-name="T13">dv</text:span><text:span text:style-name="T27"> = <text:tab/>Design acceleration for the index v requested.</text:span></text:p>
      <text:p text:style-name="P48"><text:span text:style-name="T30">ζ</text:span><text:span text:style-name="T10">0b</text:span><text:span text:style-name="T16"> = <text:tab/>Encountered wave amplitude for the body of index b.</text:span></text:p>
      <text:p text:style-name="P47"><text:span text:style-name="T16">b = <text:tab/>Index of body specified.</text:span></text:p>
      <text:p text:style-name="P30">v = <text:tab/>Index of the local motion component requested (1 – 3, <text:span text:style-name="T43">1 = x, 2 = y, 3 = z</text:span>).</text:p>
      <text:p text:style-name="P27">Underline notation denotes a complex variable.</text:p>
      <text:p text:style-name="P18"/>
      <text:h text:style-name="P37" text:outline-level="3">RAO Application</text:h>
      <text:p text:style-name="P13">The RAO can be applied with simply multiplying by the wave amplitude. <text:s/></text:p>
      <text:p text:style-name="P13"><draw:frame draw:style-name="fr1" draw:name="Object9" text:anchor-type="as-char" svg:width="1.3063in" svg:height="0.2311in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<text:span text:style-name="T35">Equation </text:span><text:span text:style-name="T35"><text:sequence text:ref-name="refEquation2" text:name="Equation" text:formula="ooow:Equation+1" style:num-format="1">6.2</text:sequence></text:span></text:p>
      <text:p text:style-name="DocVariableDef">Variables:</text:p>
      <text:p text:style-name="DocVariableDef"><text:span text:style-name="T30">ζ</text:span><text:span text:style-name="T10">0b</text:span><text:span text:style-name="T16"> =<text:tab/>Encountered wave amplitude for the body of index b.</text:span></text:p>
      <text:p text:style-name="P46">v = <text:tab/>Index of the local motion component requested (1 – 3, <text:span text:style-name="T43">1 = x, 2 = y, 3 = z</text:span>).</text:p>
      <text:p text:style-name="DocVariableDef">b = <text:tab/>Index of body specified.</text:p>
      <text:p text:style-name="DocVariableDef"><text:span text:style-name="T43">RAO(a</text:span><text:span text:style-name="T13">dv)</text:span><text:span text:style-name="T43"> = <text:tab/></text:span><text:span text:style-name="T36">Response amplitude operator (RAO) to convert from body wave amplitude to </text:span><text:span text:style-name="T38">local</text:span><text:span text:style-name="T36"> </text:span><text:span text:style-name="T43">design acceleration</text:span><text:span text:style-name="T36">, </text:span><text:span text:style-name="T40">for component v</text:span><text:span text:style-name="T36">.</text:span></text:p>
      <text:p text:style-name="P28"/>
      <text:p text:style-name="P20"><text:span text:style-name="T18">Sometimes, it is more convenient to apply the RAO directly to the wave energy spectrum. <text:s/>There are two wave energy spectra to select from: <text:s/>the body encounter spectrum, and the global wave spectrum. <text:s/></text:span><text:span text:style-name="T18"><text:sequence-ref text:reference-format="category-and-value" text:ref-name="refEquation3">Equation 6.3</text:sequence-ref></text:span><text:span text:style-name="T18"> shows application of the global wave spectrum. <text:s/>This includes </text:span><text:span text:style-name="T17">application of an additional RAO to convert from the global wave spectrum to the body encounter spectrum. <text:s/></text:span><text:span text:style-name="T21">The output from this calculation is the spectral energy density </text:span><text:span text:style-name="T23">for</text:span><text:span text:style-name="T21"> the </text:span><text:span text:style-name="T25">local design acceleration</text:span><text:span text:style-name="T21">.</text:span></text:p>
      <text:p text:style-name="P19"><draw:frame draw:style-name="fr1" draw:name="Object10" text:anchor-type="as-char" svg:width="2.8547in" svg:height="0.2484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3"><text:span text:style-name="T18">Equation </text:span><text:span text:style-name="T18"><text:sequence text:ref-name="refEquation3" text:name="Equation" text:formula="ooow:Equation+1" style:num-format="1">6.3</text:sequence></text:span></text:p>
      <text:p text:style-name="P29">Variables:</text:p>
      <text:p text:style-name="P49"><text:span text:style-name="T24">RAO(a</text:span><text:span text:style-name="T12">dv)</text:span><text:span text:style-name="T24"> = <text:tab/></text:span><text:span text:style-name="T17">Response amplitude operator (RAO) to convert from body wave amplitude to </text:span><text:span text:style-name="T19">local</text:span><text:span text:style-name="T17"> </text:span><text:span text:style-name="T24">design acceleration</text:span><text:span text:style-name="T17">, </text:span><text:span text:style-name="T20">for component v</text:span><text:span text:style-name="T17">.</text:span></text:p>
      <text:p text:style-name="P34"><text:span text:style-name="T17"><draw:frame draw:style-name="fr1" draw:name="Object12" text:anchor-type="as-char" svg:width="1.1264in" svg:height="0.2126in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7"><text:tab/>RAO to convert from global wave spectrum to body encountered spectrum.</text:span></text:p>
      <text:p text:style-name="P33"><text:span text:style-name="T17">S(</text:span><text:span text:style-name="T15">ω</text:span><text:span text:style-name="T11">G</text:span><text:span text:style-name="T17">) = <text:tab/>Global wave spectrum, spectral energy density.</text:span></text:p>
      <text:h text:style-name="P40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8"><text:span text:style-name="T41">The units for acceleration of the local solution are s</text:span><text:span text:style-name="T42">-2</text:span><text:span text:style-name="T26">. (</text:span><text:span text:style-name="T26"><text:sequence-ref text:reference-format="category-and-value" text:ref-name="refEquation4">Equation 6.4</text:sequence-ref></text:span><text:span text:style-name="T26">)</text:span></text:p>
      <text:p text:style-name="P14"><draw:frame draw:style-name="fr1" draw:name="Object13" text:anchor-type="as-char" svg:width="2.1047in" svg:height="0.4173in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4"><text:span text:style-name="T36">Equation </text:span><text:span text:style-name="T36"><text:sequence text:ref-name="refEquation4" text:name="Equation" text:formula="ooow:Equation+1" style:num-format="1">6.4</text:sequence></text:span></text:p>
      <text:p text:style-name="P26">Variables:</text:p>
      <text:p text:style-name="P32">m = <text:tab/>Units of meters (m).</text:p>
      <text:p text:style-name="P26">s = <text:tab/>Units of seconds 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4_local_design_acceleration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08:42:20</meta:creation-date>
    <meta:editing-cycles>19</meta:editing-cycles>
    <meta:editing-duration>PT1H38M47S</meta:editing-duration>
    <dc:description>Calculation of Local Design Acceleration</dc:description>
    <dc:subject>T04-0050.0024</dc:subject>
    <dc:title>Local Design Acceleration</dc:title>
    <dc:date>2014-05-06T19:59:12</dc:date>
    <meta:document-statistic meta:table-count="0" meta:image-count="0" meta:object-count="12" meta:page-count="5" meta:paragraph-count="108" meta:word-count="1365" meta:character-count="8518" meta:non-whitespace-character-count="71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sup>
            <mi>s</mi>
            <mn>2</mn>
          </msup>
        </mrow>
      </mrow>
    </mrow>
    <annotation encoding="StarMath 5.0">units = m / s^2</annotation>
  </semantics>
</math>
</file>

<file path=Object 10/content.xml><?xml version="1.0" encoding="utf-8"?>
<math xmlns="http://www.w3.org/1998/Math/MathML">
  <semantics>
    <mrow>
      <mi>S</mi>
      <mrow>
        <mfenced open="(" close=")">
          <mrow>
            <msub>
              <mi>a</mi>
              <mi mathvariant="italic">dv</mi>
            </msub>
          </mrow>
        </mfenced>
        <mo stretchy="false">=</mo>
        <mi mathvariant="italic">RAO</mi>
      </mrow>
      <mrow>
        <msup>
          <mfenced open="(" close=")">
            <mrow>
              <msub>
                <mi>a</mi>
                <mi mathvariant="italic">dv</mi>
              </msub>
            </mrow>
          </mfenced>
          <mn>2</mn>
        </msup>
        <mo stretchy="false">⋅</mo>
        <mfenced open="[" close="]">
          <mrow>
            <mi mathvariant="italic">RAO</mi>
            <mrow>
              <mrow>
                <mo stretchy="false">(</mo>
                <mrow>
                  <mi>S</mi>
                  <mrow>
                    <mo stretchy="false">(</mo>
                    <mrow>
                      <msub>
                        <mo stretchy="false">ω</mo>
                        <mi>G</mi>
                      </msub>
                    </mrow>
                    <mo stretchy="false">)</mo>
                  </mrow>
                </mrow>
                <mo stretchy="false">)</mo>
              </mrow>
              <mo stretchy="false">⋅</mo>
              <mi>S</mi>
            </mrow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</mfenced>
      </mrow>
    </mrow>
    <annotation encoding="StarMath 5.0">S left ( a_dv right ) = RAO left ( a_dv right )^2 cdot left [ RAO(S(%omega_G)) cdot S(%omega_G) right ]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3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fenced open="(" close=")">
                    <mrow>
                      <msub>
                        <mi>a</mi>
                        <mi mathvariant="italic">dv</mi>
                      </msub>
                    </mrow>
                  </mfenced>
                </mrow>
              </mfenced>
              <mi mathvariant="italic">units</mi>
            </msub>
            <mo stretchy="false">=</mo>
            <mfrac>
              <mi>m</mi>
              <mrow>
                <mi>m</mi>
                <msup>
                  <mi>s</mi>
                  <mn>2</mn>
                </msup>
              </mrow>
            </mfrac>
          </mrow>
          <mo stretchy="false">=</mo>
          <mfrac>
            <mn>1</mn>
            <msup>
              <mi>s</mi>
              <mn>2</mn>
            </msup>
          </mfrac>
        </mrow>
        <mo stretchy="false">=</mo>
        <msup>
          <mi>s</mi>
          <mrow>
            <mo stretchy="false">−</mo>
            <mn>2</mn>
          </mrow>
        </msup>
      </mrow>
    </mrow>
    <annotation encoding="StarMath 5.0">left [ RAO left ( a_dv right ) right ]_units = m over {m s^2} = 1 over s^2 = s^-2</annotation>
  </semantics>
</math>
</file>

<file path=Object 15/content.xml><?xml version="1.0" encoding="utf-8"?>
<math xmlns="http://www.w3.org/1998/Math/MathML">
  <semantics>
    <mrow>
      <mfrac>
        <mrow>
          <msup>
            <mi>d</mi>
            <mn>2</mn>
          </msup>
          <munder accentunder="true">
            <msub>
              <mi>S</mi>
              <mi>x</mi>
            </msub>
            <mo>̲</mo>
          </munder>
        </mrow>
        <mrow>
          <mi>d</mi>
          <msup>
            <mi>t</mi>
            <mn>2</mn>
          </msup>
        </mrow>
      </mfrac>
    </mrow>
    <annotation encoding="StarMath 5.0">{d^2 underline S_x} over {d t^2}</annotation>
  </semantics>
</math>
</file>

<file path=Object 16/content.xml><?xml version="1.0" encoding="utf-8"?>
<math xmlns="http://www.w3.org/1998/Math/MathML">
  <semantics>
    <mrow>
      <mfrac>
        <mrow>
          <msup>
            <mi>d</mi>
            <mn>2</mn>
          </msup>
          <munder accentunder="true">
            <msub>
              <mi>S</mi>
              <mi>y</mi>
            </msub>
            <mo>̲</mo>
          </munder>
        </mrow>
        <mrow>
          <mi>d</mi>
          <msup>
            <mi>t</mi>
            <mn>2</mn>
          </msup>
        </mrow>
      </mfrac>
    </mrow>
    <annotation encoding="StarMath 5.0">{d^2 underline S_y} over {d t^2}</annotation>
  </semantics>
</math>
</file>

<file path=Object 17/content.xml><?xml version="1.0" encoding="utf-8"?>
<math xmlns="http://www.w3.org/1998/Math/MathML">
  <semantics>
    <mrow>
      <mfrac>
        <mrow>
          <msup>
            <mi>d</mi>
            <mn>2</mn>
          </msup>
          <munder accentunder="true">
            <msub>
              <mi>S</mi>
              <mi>z</mi>
            </msub>
            <mo>̲</mo>
          </munder>
        </mrow>
        <mrow>
          <mi>d</mi>
          <msup>
            <mi>t</mi>
            <mn>2</mn>
          </msup>
        </mrow>
      </mfrac>
    </mrow>
    <annotation encoding="StarMath 5.0">{d^2 underline S_z} over {d t^2}</annotation>
  </semantics>
</math>
</file>

<file path=Object 18/content.xml><?xml version="1.0" encoding="utf-8"?>
<math xmlns="http://www.w3.org/1998/Math/MathML">
  <semantics>
    <mrow>
      <mrow>
        <munder accentunder="true">
          <msub>
            <mi>a</mi>
            <mi mathvariant="italic">dx</mi>
          </msub>
          <mo>̲</mo>
        </munder>
        <mo stretchy="false">=</mo>
        <mrow>
          <mfrac>
            <mrow>
              <msup>
                <mi>d</mi>
                <mn>2</mn>
              </msup>
              <munder accentunder="true">
                <msub>
                  <mi>S</mi>
                  <mi>x</mi>
                </msub>
                <mo>̲</mo>
              </munder>
            </mrow>
            <mrow>
              <msup>
                <mi mathvariant="italic">dt</mi>
                <mn>2</mn>
              </msup>
            </mrow>
          </mfrac>
          <mo stretchy="false">+</mo>
          <munder accentunder="true">
            <msub>
              <mi>a</mi>
              <mi>x</mi>
            </msub>
            <mo>̲</mo>
          </munder>
        </mrow>
      </mrow>
    </mrow>
    <annotation encoding="StarMath 5.0">underline a_dx = {d^2 underline S_x} over {dt^2} + underline a_x</annotation>
  </semantics>
</math>
</file>

<file path=Object 19/content.xml><?xml version="1.0" encoding="utf-8"?>
<math xmlns="http://www.w3.org/1998/Math/MathML">
  <semantics>
    <mrow>
      <mrow>
        <munder accentunder="true">
          <msub>
            <mi>a</mi>
            <mi mathvariant="italic">dy</mi>
          </msub>
          <mo>̲</mo>
        </munder>
        <mo stretchy="false">=</mo>
        <mrow>
          <mfrac>
            <mrow>
              <msup>
                <mi>d</mi>
                <mn>2</mn>
              </msup>
              <munder accentunder="true">
                <msub>
                  <mi>S</mi>
                  <mi>y</mi>
                </msub>
                <mo>̲</mo>
              </munder>
            </mrow>
            <mrow>
              <msup>
                <mi mathvariant="italic">dt</mi>
                <mn>2</mn>
              </msup>
            </mrow>
          </mfrac>
          <mo stretchy="false">−</mo>
          <munder accentunder="true">
            <msub>
              <mi>a</mi>
              <mi>y</mi>
            </msub>
            <mo>̲</mo>
          </munder>
        </mrow>
      </mrow>
    </mrow>
    <annotation encoding="StarMath 5.0">underline a_dy = {d^2 underline S_y} over {dt^2} - underline a_y</annotation>
  </semantics>
</math>
</file>

<file path=Object 20/content.xml><?xml version="1.0" encoding="utf-8"?>
<math xmlns="http://www.w3.org/1998/Math/MathML">
  <semantics>
    <mrow>
      <mrow>
        <munder accentunder="true">
          <msub>
            <mi>a</mi>
            <mi mathvariant="italic">dz</mi>
          </msub>
          <mo>̲</mo>
        </munder>
        <mo stretchy="false">=</mo>
        <mrow>
          <mfrac>
            <mrow>
              <msup>
                <mi>d</mi>
                <mn>2</mn>
              </msup>
              <munder accentunder="true">
                <msub>
                  <mi>S</mi>
                  <mi>z</mi>
                </msub>
                <mo>̲</mo>
              </munder>
            </mrow>
            <mrow>
              <msup>
                <mi mathvariant="italic">dt</mi>
                <mn>2</mn>
              </msup>
            </mrow>
          </mfrac>
          <mo stretchy="false">+</mo>
          <munder accentunder="true">
            <msub>
              <mi>a</mi>
              <mi>z</mi>
            </msub>
            <mo>̲</mo>
          </munder>
        </mrow>
      </mrow>
    </mrow>
    <annotation encoding="StarMath 5.0">underline a_dz = {d^2 underline S_z} over {dt^2} + underline a_z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sub>
              <mi>a</mi>
              <mi mathvariant="italic">dv</mi>
            </msub>
          </mrow>
        </mfenced>
        <mo stretchy="false">=</mo>
        <mfenced open="∥" close="∥">
          <mrow>
            <mfrac>
              <munder accentunder="true">
                <msub>
                  <mi>a</mi>
                  <mi mathvariant="italic">dv</mi>
                </msub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 left ( a_dv right ) = left ldline underline a_dv over %zeta_0b right ldline</annotation>
  </semantics>
</math>
</file>

<file path=Object 9/content.xml><?xml version="1.0" encoding="utf-8"?>
<math xmlns="http://www.w3.org/1998/Math/MathML">
  <semantics>
    <mrow>
      <mrow>
        <msub>
          <mi>a</mi>
          <mi mathvariant="italic">dv</mi>
        </msub>
        <mo stretchy="false">=</mo>
        <mi mathvariant="italic">RAO</mi>
      </mrow>
      <mfenced open="(" close=")">
        <mrow>
          <msub>
            <mi>a</mi>
            <mi mathvariant="italic">dv</mi>
          </msub>
        </mrow>
      </mfenced>
      <mi/>
      <msub>
        <mo stretchy="false">ζ</mo>
        <mn>0b</mn>
      </msub>
    </mrow>
    <annotation encoding="StarMath 5.0">a_dv = RAO left ( a_dv right ) ` %zeta_0b</annotation>
  </semantics>
</math>
</file>